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ASCO URRUTIA, MARIA VIRGI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69917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ASCO URRUTIA, MARIA VIRGI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6991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7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4587458</text:p>
          </table:table-cell>
          <table:table-cell table:style-name="Tabla2.A2" office:value-type="string">
            <text:p text:style-name="P9">27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ROSS</text:p>
          </table:table-cell>
          <table:table-cell table:style-name="Tabla3.A2" office:value-type="string">
            <text:p text:style-name="P21">2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44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